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/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ne 1</text:p>
      <text:list text:style-name="L1">
        <text:list-item>
          <text:p text:style-name="P1">Item A</text:p>
        </text:list-item>
        <text:list-item>
          <text:p text:style-name="P1">Item B</text:p>
        </text:list-item>
      </text:list>
      <text:p text:style-name="Standard">Line 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Søren Roug</meta:initial-creator>
    <meta:creation-date>2008-02-23T15:55:16</meta:creation-date>
    <dc:creator>Søren Roug</dc:creator>
    <dc:date>2008-02-23T15:56:17</dc:date>
    <meta:editing-cycles>1</meta:editing-cycles>
    <meta:editing-duration>PT1M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8" meta:character-count="24"/>
  </office:meta>
</office:document-meta>
</file>